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abgabe</text:h>
      <text:h text:style-name="Heading_20_2" text:outline-level="2">Handbuch/Bedienungsanleitung</text:h>
      <text:p text:style-name="Text_20_body">Um den Schulplaner nutzen zu können muss man zuerst ein Fach hinzufügen. Dies kann man bei dem Tab Fach machen. Um ein Fach hinzuzufügen muss man einen Namen für das Fach eingeben, außerdem muss man auswählen in welchem Halbjahr und welcher Jahrgangsstufe man dieses Fach hat. Der Name des Fachs und das Halbjahr in welchem man dieses Fach hat ist zwingend notwendig <text:s/>um ein Fach hinzuzufügen. Ob man einen Lehrer hinzufügt oder sagt ob das Fach klammerbar ist, ist für die Erstellung des Fachs möglich, aber nicht notwendig. Wennn man ein Fach in mehreren Halbjahren hat, muss man dieses Fach für jedes Halbjahr neu erstellen. Im Nachhinein kann man ein Fach noch bearbeiten oder löschen. Den Namen des Fachs kann man nicht im Nachhinein bearbeiten! Die Erstellten Fächer werden ja nach Halbjahr in den Tabs J1.1, J1.2, J2.1 und J2.2 angezeigt. Im Tab Termine kann man Klausuren hinzufügen. Um eine Klausur hinzuzufügen, muss man ein Fach auswählen und ein Datum setzen, außerdem muss man ein Halbjahr für den Termin oder wenn es eine Abiturklausur ist Abitur auswählen, ohne diese Informationen kann man keinen neuen Termin erstellen. Man kann dem Termin noch einen Namen, einen Raum und eine Note geben, dies ist nicht für die Erstellung eines Termins notwendig, aber möglich. <text:span text:style-name="T1">Die Bearbeitung oder Löschung eines Termins ist (noch) nicht möglich.</text:span> Im Tab Anstehende Termine werden alle noch anstehende Termine angezeigt und im Tab Alle Termine werden alle Termine die man hinzugefügt hat angezeigt. Im Tab Notenübersicht werden die Noten die man in den Fächern in den jeweiligen Halbjahren erreicht hat in den Tabs J1.1, J1.2, J2.1, J2.2 angezeigt, <text:span text:style-name="T1">außerdem kann man auf der rechten Seite sehen, welchen Durchschnitt man momentan hat, wie viele Punkte man insgesamt erreicht hat, wie viele Punkte möglich insgesamt möglich gewesen wären und wie viel Punkte man noch braucht um das Abitur zu bestehen, darunter werden die Fächer die man unterpunktet hat mit Halbjahr und Punktzahl angezeigt</text:span>. Wenn man wissen möchte welche Noten man in einem Fach im jeweiligen Halbjahr erreicht hat, muss man ein Fach und ein Halbjahr auswählen und das Fach suchen. Danach werden die Noten der Klausuren und die Zeugnisnote (falls vorhanden) angezeigt. <text:span text:style-name="T1">Der Stundenplan ist noch nicht aktiv. </text:span></text:p>
      <text:h text:style-name="Heading_20_2" text:outline-level="2">Klassendiagramm</text:h>
      <text:p text:style-name="Text_20_body"/>
      <text:h text:style-name="Heading_20_2" text:outline-level="2">Sequenzdiagramm</text:h>
      <text:p text:style-name="Text_20_body"/>
      <text:h text:style-name="Heading_20_2" text:outline-level="2">Screenshots der GUI</text:h>
      <text:p text:style-name="Text_20_body"/>
      <text:h text:style-name="Heading_20_2" text:outline-level="2">Probleme/Besonderheiten der Implementierung</text:h>
      <text:p text:style-name="Text_20_body"/>
      <text:h text:style-name="Heading_20_2" text:outline-level="2"><text:soft-page-break/>Dokumentierte Testfälle</text:h>
      <text:p text:style-name="Text_20_body"/>
      <text:h text:style-name="Heading_20_2" text:outline-level="2">Gesamter Cod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21:00:03.766000000</meta:creation-date>
    <dc:date>2017-01-10T08:58:33.40</dc:date>
    <meta:editing-duration>PT50M10S</meta:editing-duration>
    <meta:editing-cycles>2</meta:editing-cycles>
    <meta:generator>OpenOffice/4.1.2$Win32 OpenOffice.org_project/412m3$Build-9782</meta:generator>
    <meta:document-statistic meta:table-count="0" meta:image-count="0" meta:object-count="0" meta:page-count="2" meta:paragraph-count="9" meta:word-count="380" meta:character-count="2444"/>
  </office:meta>
</office:document-meta>
</file>